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eb1" officeooo:paragraph-rsid="000ebeb1"/>
    </style:style>
    <style:style style:name="P2" style:family="paragraph" style:parent-style-name="Standard">
      <style:text-properties officeooo:rsid="001004cb" officeooo:paragraph-rsid="00100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kf project the landmark in the robot frame</text:p>
      <text:p text:style-name="P1">use multiplication instead pow2</text:p>
      <text:p text:style-name="P1">normalization (1/sqrt(2pi)) before resampling is not useful</text:p>
      <text:p text:style-name="P1"/>
      <text:p text:style-name="P1"/>
      <text:p text:style-name="P2">landmark is a dictionary, list indexed by numbers (ids)</text:p>
      <text:p text:style-name="P2">d={}</text:p>
      <text:p text:style-name="P2">d[14]= Landmark(Z,X) <text:s/>(create landmark at id 14)</text:p>
      <text:p text:style-name="P2"/>
      <text:p text:style-name="P2">if id in d:</text:p>
      <text:p text:style-name="P2"><text:tab/>d[id].update(Z,X)</text:p>
      <text:p text:style-name="P2">else:</text:p>
      <text:p text:style-name="P2"><text:tab/>d[id]=Landmark(Z,X)</text:p>
      <text:p text:style-name="P2"/>
      <text:p text:style-name="P2">pay attention to rotation (changing frame) R(-theta) or R(theta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52:00.125012463</meta:creation-date>
    <dc:date>2017-02-16T14:20:57.680906716</dc:date>
    <meta:editing-duration>PT18M47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53" meta:character-count="360" meta:non-whitespace-character-count="315"/>
  </office:meta>
</office:document-meta>
</file>